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1.27cm" svg:x="1.905cm" svg:y="0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.08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2-07-30T16:27:25</meta:creation-date>
    <dc:date>2022-07-30T16:31:14</dc:date>
    <meta:editing-duration>PT3M49S</meta:editing-duration>
    <meta:editing-cycles>1</meta:editing-cycles>
    <meta:document-statistic meta:object-count="1"/>
    <meta:generator>OpenOffice/4.1.13$Unix OpenOffice.org_project/4113m1$Build-9810</meta:generator>
  </office:meta>
</office:document-meta>
</file>